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2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Complain Letter</text:span></text:p>
      <text:p text:style-name="Standard"/>
      <text:p text:style-name="Standard">Greeting to whom it may concern,</text:p>
      <text:p text:style-name="Standard"/>
      <text:p text:style-name="Standard">I am writing to express my disappointment with the service I received on 27/01/2023. Despite the high cost of your products, the customer service I received was unacceptable.</text:p>
      <text:p text:style-name="Standard"/>
      <text:p text:style-name="Standard">On 20/01/2023, I purchased a television from your store, located at Av.Monforte de Lemos 36,Madrid. When I brought the product home, I discovered that it was defective. I immediately contacted your customer service department, </text:p>
      <text:p text:style-name="Standard">but the representative I spoke with was unhelpful and dismissive. They refused to offer a refund or exchange and told me that I would have to contact the manufacturer directly.</text:p>
      <text:p text:style-name="Standard"/>
      <text:p text:style-name="Standard">I was extremely disappointed with the way my complaint was handled. I have been a loyal customer of your company for many years, and I expect a higher level of customer service. </text:p>
      <text:p text:style-name="Standard">I expect that you will take immediate action to rectify the situation and ensure that your representatives are trained to handle customer complaints in a more professional and efficient manner.</text:p>
      <text:p text:style-name="Standard"/>
      <text:p text:style-name="Standard">If not I would not come again to your store and change my technologycal supplier.</text:p>
      <text:p text:style-name="Standard"/>
      <text:p text:style-name="Standard">I look forward to hearing from you soon.</text:p>
      <text:p text:style-name="Standard"/>
      <text:p text:style-name="Standard">Sincerely,</text:p>
      <text:p text:style-name="Standard"/>
      <text:p text:style-name="Standard">Stephano Burg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11:43:24.329000000</meta:creation-date>
    <dc:date>2023-01-27T11:44:57.049000000</dc:date>
    <meta:editing-duration>PT1M34S</meta:editing-duration>
    <meta:editing-cycles>1</meta:editing-cycles>
    <meta:document-statistic meta:table-count="0" meta:image-count="0" meta:object-count="0" meta:page-count="1" meta:paragraph-count="11" meta:word-count="188" meta:character-count="1147" meta:non-whitespace-character-count="963"/>
    <meta:generator>LibreOffice/7.4.0.3$Windows_X86_64 LibreOffice_project/f85e47c08ddd19c015c0114a68350214f7066f5a</meta:generator>
  </office:meta>
</office:document-meta>
</file>